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margin-left="0in" fo:margin-right="0in" fo:margin-top="0in" fo:margin-bottom="0in" fo:line-height="100%" fo:text-align="start" style:justify-single-word="false" fo:widows="1" fo:text-indent="0in" style:auto-text-indent="false" fo:padding="0in" fo:border="none">
        <style:tab-stops/>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 style:family="paragraph" style:parent-style-name="Heading_20_1">
      <style:paragraph-properties fo:margin-left="0in" fo:margin-right="0in" fo:margin-top="0in" fo:margin-bottom="0in" fo:line-height="100%" fo:text-align="start" style:justify-single-word="false" fo:widows="1" fo:text-indent="0in" style:auto-text-indent="false" fo:padding="0in" fo:border="none">
        <style:tab-stops/>
      </style:paragraph-properties>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 style:family="paragraph" style:parent-style-name="Heading_20_1">
      <style:paragraph-properties fo:margin-left="0in" fo:margin-right="0in" fo:margin-top="0in" fo:margin-bottom="0in" fo:line-height="100%" fo:text-align="start" style:justify-single-word="false" fo:widows="1" fo:text-indent="0in" style:auto-text-indent="false" fo:padding="0in" fo:border="none">
        <style:tab-stops/>
      </style:paragraph-properties>
      <style:text-properties fo:font-variant="normal" fo:text-transform="none" fo:color="#000000" style:font-name="Times New Roman" fo:font-size="12pt" fo:letter-spacing="normal" fo:font-style="normal" fo:font-weight="bold" style:font-size-asian="12pt" style:font-size-complex="12pt"/>
    </style:style>
    <style:style style:name="P4" style:family="paragraph" style:parent-style-name="Text_20_body">
      <style:paragraph-properties fo:margin-left="0in" fo:margin-right="0in" fo:margin-top="0in" fo:margin-bottom="0in" fo:line-height="100%" fo:text-align="start" style:justify-single-word="false" fo:widows="1" fo:text-indent="0in" style:auto-text-indent="false" fo:padding="0in" fo:border="none">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Heading_20_1" style:master-page-name="">
      <style:paragraph-properties fo:margin-left="0in" fo:margin-right="0in" fo:margin-top="0in" fo:margin-bottom="0in" fo:line-height="100%" fo:text-align="start" style:justify-single-word="false" fo:widows="1" fo:text-indent="0in" style:auto-text-indent="false" style:page-number="auto" fo:padding="0in" fo:border="none">
        <style:tab-stops/>
      </style:paragraph-properties>
      <style:text-properties fo:font-variant="normal" fo:text-transform="none" fo:color="#000000" style:font-name="Times New Roman" fo:font-size="12pt" fo:letter-spacing="normal" fo:font-style="normal" fo:font-weight="bold" style:font-size-asian="12pt" style:font-size-complex="12pt"/>
    </style:style>
    <style:style style:name="P6" style:family="paragraph" style:parent-style-name="Standard">
      <style:paragraph-properties fo:margin-top="0in" fo:margin-bottom="0in" fo:line-height="100%" fo:text-align="start" style:justify-single-word="false" fo:orphans="2" fo:widows="2">
        <style:tab-stops/>
      </style:paragraph-properties>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margin-top="0in" fo:margin-bottom="0in" fo:line-height="100%" fo:text-align="start" style:justify-single-word="false" fo:orphans="2" fo:widows="2">
        <style:tab-stops/>
      </style:paragraph-properties>
      <style:text-properties fo:color="#000000" style:font-name="Times New Roman" fo:font-size="12pt" style:text-underline-style="none" fo:font-weight="normal" style:font-size-asian="12pt" style:font-weight-asian="normal" style:font-size-complex="12pt" style:font-weight-complex="normal"/>
    </style:style>
    <style:style style:name="P8" style:family="paragraph" style:parent-style-name="Standard">
      <style:paragraph-properties fo:margin-top="0in" fo:margin-bottom="0in" fo:line-height="100%" fo:text-align="start" style:justify-single-word="false" fo:orphans="2" fo:widows="2">
        <style:tab-stops/>
      </style:paragraph-properties>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9" style:family="paragraph" style:parent-style-name="Standard" style:master-page-name="">
      <style:paragraph-properties fo:margin-top="0in" fo:margin-bottom="0in" fo:line-height="100%" fo:text-align="start" style:justify-single-word="false" fo:orphans="2" fo:widows="2" style:page-number="auto">
        <style:tab-stops/>
      </style:paragraph-properties>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Text_20_body">
      <style:paragraph-properties fo:margin-left="0.5in" fo:margin-right="0in" fo:margin-top="0in" fo:margin-bottom="0in" fo:line-height="150%" fo:text-align="start" style:justify-single-word="false" fo:widows="1" fo:text-indent="0in" style:auto-text-indent="false" fo:padding="0in" fo:border="none">
        <style:tab-stops/>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margin-left="0.6in" fo:margin-right="0in" fo:margin-top="0in" fo:margin-bottom="0in" fo:line-height="150%" fo:text-align="start" style:justify-single-word="false" fo:orphans="2" fo:widows="2" fo:text-indent="0in" style:auto-text-indent="false">
        <style:tab-stops/>
      </style:paragraph-properties>
    </style:style>
    <style:style style:name="P12" style:family="paragraph" style:parent-style-name="Standard">
      <style:paragraph-properties fo:margin-left="0.6in" fo:margin-right="0in" fo:margin-top="0in" fo:margin-bottom="0in" fo:line-height="150%" fo:text-align="start" style:justify-single-word="false" fo:orphans="2" fo:widows="2" fo:text-indent="0in" style:auto-text-indent="false">
        <style:tab-stops/>
      </style:paragraph-properties>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3" style:family="paragraph" style:parent-style-name="Standard">
      <style:paragraph-properties fo:margin-left="0.6in" fo:margin-right="0in" fo:margin-top="0in" fo:margin-bottom="0in" fo:line-height="100%" fo:text-align="start" style:justify-single-word="false" fo:orphans="2" fo:widows="2" fo:text-indent="0in" style:auto-text-indent="false">
        <style:tab-stops/>
      </style:paragraph-properties>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4" style:family="paragraph" style:parent-style-name="Standard">
      <style:paragraph-properties fo:margin-left="0.6in" fo:margin-right="0in" fo:margin-top="0in" fo:margin-bottom="0in" fo:line-height="150%" fo:text-align="start" style:justify-single-word="false" fo:orphans="2" fo:widows="2" fo:text-indent="0in" style:auto-text-indent="false" fo:padding="0in" fo:border="none">
        <style:tab-stops/>
      </style:paragraph-properties>
    </style:style>
    <style:style style:name="P15" style:family="paragraph" style:parent-style-name="Standard">
      <style:paragraph-properties fo:margin-left="0.6in" fo:margin-right="0in" fo:margin-top="0in" fo:margin-bottom="0in" fo:line-height="150%" fo:text-align="start" style:justify-single-word="false" fo:orphans="2" fo:widows="2" fo:text-indent="0in" style:auto-text-indent="false" fo:padding="0in" fo:border="none">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Standard">
      <style:paragraph-properties fo:margin-left="0.6in" fo:margin-right="0in" fo:margin-top="0in" fo:margin-bottom="0in" fo:line-height="150%" fo:text-align="start" style:justify-single-word="false" fo:orphans="2" fo:widows="2" fo:text-indent="0in" style:auto-text-indent="false" fo:padding="0in" fo:border="none">
        <style:tab-stops/>
      </style:paragraph-properties>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7" style:family="paragraph" style:parent-style-name="Text_20_body">
      <style:paragraph-properties fo:margin-left="0.5in" fo:margin-right="0in" fo:margin-top="0in" fo:margin-bottom="0in" fo:line-height="100%" fo:text-align="start" style:justify-single-word="false" fo:widows="1" fo:text-indent="-0.5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8" style:family="paragraph" style:parent-style-name="Heading_20_3">
      <style:paragraph-properties fo:margin-left="0.5in" fo:margin-right="0in" fo:margin-top="0in" fo:margin-bottom="0in" fo:line-height="150%" fo:text-align="start" style:justify-single-word="false" fo:widows="1" fo:text-indent="-0.5in" style:auto-text-indent="false" fo:padding="0in" fo:border="none"/>
      <style:text-properties fo:font-variant="normal" fo:text-transform="none" fo:color="#000000" style:font-name="Times New Roman" fo:font-size="12pt" fo:letter-spacing="normal" fo:font-style="normal" fo:font-weight="bold" style:font-size-asian="12pt" style:font-size-complex="12pt"/>
    </style:style>
    <style:style style:name="P19" style:family="paragraph" style:parent-style-name="Standard" style:list-style-name="L1">
      <style:paragraph-properties fo:margin-left="0.5in" fo:margin-right="0in" fo:margin-top="0in" fo:margin-bottom="0in" fo:line-height="200%" fo:text-align="start" style:justify-single-word="false" fo:orphans="2" fo:widows="2" fo:text-indent="0.1in" style:auto-text-indent="false">
        <style:tab-stops/>
      </style:paragraph-properties>
      <style:text-properties fo:font-variant="normal" fo:text-transform="none" fo:color="#000000" style:font-name="Times New Roman" fo:font-size="12pt" fo:letter-spacing="normal" fo:font-style="normal" fo:font-weight="bold" style:font-size-asian="12pt" style:font-size-complex="12pt"/>
    </style:style>
    <style:style style:name="P20" style:family="paragraph" style:parent-style-name="Heading_20_3" style:list-style-name="L2">
      <style:paragraph-properties fo:margin-left="0.5in" fo:margin-right="0in" fo:margin-top="0in" fo:margin-bottom="0in" fo:line-height="150%" fo:text-align="start" style:justify-single-word="false" fo:widows="1" fo:text-indent="0.1in" style:auto-text-indent="false" fo:padding="0in" fo:border="none"/>
      <style:text-properties fo:font-variant="normal" fo:text-transform="none" fo:color="#000000" style:font-name="Times New Roman" fo:font-size="12pt" fo:letter-spacing="normal" fo:font-style="normal" fo:font-weight="bold" style:font-size-asian="12pt" style:font-size-complex="12pt"/>
    </style:style>
    <style:style style:name="P21" style:family="paragraph" style:parent-style-name="Heading_20_3" style:list-style-name="L2" style:master-page-name="">
      <style:paragraph-properties fo:margin-left="0.5in" fo:margin-right="0in" fo:margin-top="0in" fo:margin-bottom="0in" fo:line-height="150%" fo:text-align="start" style:justify-single-word="false" fo:widows="1" fo:text-indent="0.1in" style:auto-text-indent="false" style:page-number="auto" fo:padding="0in" fo:border="none" fo:keep-with-next="always"/>
      <style:text-properties fo:font-variant="normal" fo:text-transform="none" fo:color="#000000" style:font-name="Times New Roman" fo:font-size="12pt" fo:letter-spacing="normal" fo:font-style="normal" fo:font-weight="bold" style:font-size-asian="12pt" style:font-size-complex="12pt"/>
    </style:style>
    <style:style style:name="P22" style:family="paragraph" style:parent-style-name="Heading_20_1">
      <style:paragraph-properties fo:margin-left="0in" fo:margin-right="0in" fo:margin-top="0in" fo:margin-bottom="0in" fo:line-height="100%" fo:text-align="start" style:justify-single-word="false" fo:widows="1" fo:text-indent="0in" style:auto-text-indent="false" fo:padding="0in" fo:border="none">
        <style:tab-stops/>
      </style:paragraph-properties>
      <style:text-properties fo:font-variant="normal" fo:text-transform="none" fo:color="#000000" style:font-name="Times New Roman" fo:font-size="12pt" fo:letter-spacing="normal" fo:font-style="normal" fo:font-weight="bold" style:font-size-asian="12pt" style:font-size-complex="12pt"/>
    </style:style>
    <style:style style:name="T1" style:family="text">
      <style:text-properties style:font-name="Times New Roman" fo:font-size="8pt" style:font-size-asian="8pt" style:font-size-complex="8pt"/>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4"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9571in" fo:text-indent="-0.25in" fo:margin-left="0.9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71in" fo:text-indent="-0.25in" fo:margin-left="1.2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71in" fo:text-indent="-0.25in" fo:margin-left="1.4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71in" fo:text-indent="-0.25in" fo:margin-left="1.7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71in" fo:text-indent="-0.25in" fo:margin-left="1.9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71in" fo:text-indent="-0.25in" fo:margin-left="2.2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71in" fo:text-indent="-0.25in" fo:margin-left="2.4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71in" fo:text-indent="-0.25in" fo:margin-left="2.7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71in" fo:text-indent="-0.25in" fo:margin-left="2.9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71in" fo:text-indent="-0.25in" fo:margin-left="3.207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requently Asked Questions (FAQ):</text:p>
      <text:p text:style-name="P6"/>
      <text:p text:style-name="P5">General:</text:p>
      <text:p text:style-name="P15"/>
      <text:list xml:id="list6043693005139089720" text:style-name="L1">
        <text:list-item>
          <text:p text:style-name="P19">Who are the target customers for StratoSTACK software?</text:p>
        </text:list-item>
      </text:list>
      <text:p text:style-name="P15">The StratoSTACK Billing portal was designed for use by system integrators, managed service providers, independent software vendors, value added resellers, and others that are developing public, private, or hybrid cloud solutions on the Apache CloudStack platform. <text:s/></text:p>
      <text:p text:style-name="P7"/>
      <text:list xml:id="list35604587" text:continue-numbering="true" text:style-name="L1">
        <text:list-item>
          <text:p text:style-name="P19">What does StratoSTACK do?</text:p>
        </text:list-item>
      </text:list>
      <text:p text:style-name="P12">The StratoSTACK Billing portal enables prospective and current providers to deploy cloud services where a User can select Instance computing configurations that include variable CPU Core, Memory, and Storage Options. <text:s/>The user may also select multiple payment options, DNS configurations, <text:s/>Operating Systems, and Security Groups. <text:s/>Once the User makes their selections, they click the Deploy button and the Instance is created, provisioned in the cloud, and Instance billing is setup. <text:s/>The User is now ready to create something that may change the world! <text:s/>StratoSTACK offers User and Account Management capabilities enabling their target clients to develop and deploy cloud services to budding entrepreneurs, small, medium, and enterprise size organizations.</text:p>
      <text:p text:style-name="P16"/>
      <text:list xml:id="list35609135" text:continue-numbering="true" text:style-name="L1">
        <text:list-item>
          <text:p text:style-name="P19">What is Open Source Cloud Computing?</text:p>
        </text:list-item>
      </text:list>
      <text:p text:style-name="P15">Open source is a revolutionary concept with a precedent back to the time of the GNU Manifesto in 1983 and the Linux Kernel in 1991. <text:s/>Groups of software developers were frustrated with the avalanche of proprietary software released with the introduction of the personal computer in the workplace. <text:s/>Volunteer collaborators began working together creating excellent software that was free for anyone to download and use. <text:s/></text:p>
      <text:p text:style-name="P15"/>
      <text:p text:style-name="P16">The concept of open source and developer collaboration is thriving in the cloud computing community today. <text:s text:c="2"/>Two open source cloud platforms are dominant in the market, Apache CloudStack and OpenStack. <text:s/>Each platform has a plethora of advocates that champion their particular open source solution. <text:s/></text:p>
      <text:p text:style-name="P16"/>
      <text:list xml:id="list35605419" text:continue-numbering="true" text:style-name="L1">
        <text:list-item>
          <text:p text:style-name="P19"><text:soft-page-break/>Which Open Source platform does StratoSTACK support?</text:p>
        </text:list-item>
      </text:list>
      <text:p text:style-name="P14"><text:span text:style-name="T2">StratoSTACK is a proud supporter of the Apache CloudStack platform. <text:s/>Approximately 220 organizations are listed as Apache CloudStack </text:span><text:span text:style-name="T3">Users</text:span><text:span text:style-name="T2"> on their website. <text:s text:c="2"/></text:span></text:p>
      <text:p text:style-name="P8"/>
      <text:list xml:id="list35602267" text:continue-numbering="true" text:style-name="L1">
        <text:list-item>
          <text:p text:style-name="P19">Where can I find StratoSTACK software?</text:p>
        </text:list-item>
      </text:list>
      <text:p text:style-name="P12">The StratoSTACK Billing portal software may be downloaded on the StratoSTACK web site at http://stratostack.org/. <text:s/>Instructions on installing StratoSTACK software will be automatically downloaded with the software. <text:s/></text:p>
      <text:p text:style-name="P12"/>
      <text:list xml:id="list35591829" text:continue-numbering="true" text:style-name="L1">
        <text:list-item>
          <text:p text:style-name="P19">When will StratoSTACK software be available on Github?</text:p>
        </text:list-item>
      </text:list>
      <text:p text:style-name="P12">The initial launch of the StratoSTACK Billing portal software is executed on the StratoSTACK web site at http://stratostack.org/. <text:s/>We plan to introduce download availability on the Github site in the very near future. <text:s/>Please visit the StratoSTACK web site for the announcement of a StratoSTACK Github presence. </text:p>
      <text:p text:style-name="P12"/>
      <text:list xml:id="list35592706" text:continue-numbering="true" text:style-name="L1">
        <text:list-item>
          <text:p text:style-name="P19">What is a “Cloud Instance?</text:p>
        </text:list-item>
      </text:list>
      <text:p text:style-name="P11"><text:span text:style-name="T2">A “cloud instance”refers to a virtual server instance from a public or </text:span><text:span text:style-name="T4">private cloud </text:span><text:span text:style-name="T2">network. Cloud instance computing is implemented via software and can be propagated on multiple hardware platforms.</text:span></text:p>
      <text:p text:style-name="P13"/>
      <text:list xml:id="list35607710" text:continue-numbering="true" text:style-name="L1">
        <text:list-item>
          <text:p text:style-name="P19">How much does StratoSTACK cost?</text:p>
        </text:list-item>
      </text:list>
      <text:p text:style-name="P15">In keeping with the concept of open source computing, StratoSTACK was developed, rigorously tested, and is now being deployed by 1stel at no charge to users of the software. <text:s text:c="3"/></text:p>
      <text:p text:style-name="P17"/>
      <text:list xml:id="list35616150" text:continue-numbering="true" text:style-name="L1">
        <text:list-item>
          <text:p text:style-name="P19">What happens if there is a problem with StratoSTACK software?</text:p>
        </text:list-item>
      </text:list>
      <text:p text:style-name="P15">1stel is providing support for users of StratoSTACK software. <text:s/>Instructions detailing how to install the software will be downloaded during the StratoSTACK software download process. <text:s/>Technical support will also be provided by 1stel. <text:s/>Please refer to the Technical Support section of the FAQ for details.</text:p>
      <text:p text:style-name="P15"/>
      <text:p text:style-name="P3"><text:soft-page-break/>Privacy:</text:p>
      <text:p text:style-name="P3"/>
      <text:list xml:id="list35619323" text:continue-numbering="true" text:style-name="L1">
        <text:list-item>
          <text:p text:style-name="P19">How much access does StratoSTACK have to my data?</text:p>
        </text:list-item>
      </text:list>
      <text:p text:style-name="P15">Security of personal user data is dependent on the measures deployed by the provider of cloud services. <text:s/>1stel does not have access to any user data submitted on the StratoSTACK Billing portal. <text:s text:c="2"/></text:p>
      <text:p text:style-name="P3"/>
      <text:p text:style-name="P18">Technical Support</text:p>
      <text:list xml:id="list2071180294193984769" text:style-name="L2">
        <text:list-item>
          <text:p text:style-name="P20">How can I report errors in the StratoSTACK software?</text:p>
        </text:list-item>
      </text:list>
      <text:p text:style-name="P10">The StratoSTACK web site includes an Issues log where users report software errors. <text:s text:c="2"/>We make every attempt to respond to errors within 1-hour during normal business hours, Monday-Friday 8:00a.m. - 5:00p.m. central time. <text:s/>Errors reported after hours, <text:s/>will receive a response from the StratoSTACK technical support team during the next available business day. <text:s text:c="4"/></text:p>
      <text:p text:style-name="P1"/>
      <text:p text:style-name="P2">Feedback</text:p>
      <text:list xml:id="list35596766" text:continue-numbering="true" text:style-name="L2">
        <text:list-item>
          <text:p text:style-name="P21">How can I provide comments or request feature enhancements for StratoSTACK?</text:p>
        </text:list-item>
      </text:list>
      <text:p text:style-name="P10">The StratoSTACK web site includes an Issues log where we collect comments and requested feature enhancements. <text:s/>We record and respond to comments and feature enhancements based on first in / first out process. <text:s/>Our goal is to respond within 1-hour during normal business hours as listed above. <text:s/></text:p>
      <text:p text:style-name="P1"/>
      <text:p text:style-name="P1"/>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class="text"/>
    <style:style style:name="Heading_20_1" style:display-name="Heading 1" style:family="paragraph" style:parent-style-name="Heading" style:class="tex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Times New Roman" fo:font-size="12pt" style:font-name-asian="OpenSymbol1" style:font-size-asian="10.5pt" style:font-name-complex="OpenSymbol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Times New Roman"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span text:style-name="MT1">Page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9T10:44:49.805392789</meta:creation-date>
    <dc:date>2016-03-31T15:43:12.50</dc:date>
    <meta:editing-duration>PT15H41M20S</meta:editing-duration>
    <meta:editing-cycles>61</meta:editing-cycles>
    <meta:generator>OpenOffice/4.1.2$Win32 OpenOffice.org_project/412m3$Build-9782</meta:generator>
    <dc:creator>randall smith</dc:creator>
    <meta:document-statistic meta:table-count="0" meta:image-count="0" meta:object-count="0" meta:page-count="3" meta:paragraph-count="31" meta:word-count="697" meta:character-count="4608"/>
  </office:meta>
</office:document-meta>
</file>